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3.787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0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437cm" fo:break-before="auto" style:use-optimal-row-height="false"/>
    </style:style>
    <style:style style:name="ro5" style:family="table-row">
      <style:table-row-properties style:row-height="0.452cm" fo:break-before="page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color="#800000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OS 3 e 4 | SIT_FAM" table:style-name="ta1">
        <table:shapes>
          <draw:frame draw:z-index="0" draw:style-name="gr1" draw:text-style-name="P1" svg:width="12.296cm" svg:height="8.091cm" svg:x="0cm" svg:y="2.03cm">
            <draw:object draw:notify-on-update-of-ranges="'MODOS 3 e 4 | SIT_FAM'.B2:'MODOS 3 e 4 | SIT_FAM'.E2 'MODOS 3 e 4 | SIT_FAM'.A3:'MODOS 3 e 4 | SIT_FAM'.A3 'MODOS 3 e 4 | SIT_FAM'.B3:'MODOS 3 e 4 | SIT_FAM'.E3 'MODOS 3 e 4 | SIT_FAM'.A4:'MODOS 3 e 4 | SIT_FAM'.A4 'MODOS 3 e 4 | SIT_FAM'.B4:'MODOS 3 e 4 | SIT_FAM'.E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.461cm" svg:height="8.268cm" svg:x="12.291cm" svg:y="1.905cm">
            <draw:object draw:notify-on-update-of-ranges="'MODOS 3 e 4 | SIT_FAM'.H2:'MODOS 3 e 4 | SIT_FAM'.K2 'MODOS 3 e 4 | SIT_FAM'.G3:'MODOS 3 e 4 | SIT_FAM'.G3 'MODOS 3 e 4 | SIT_FAM'.H3:'MODOS 3 e 4 | SIT_FAM'.K3 'MODOS 3 e 4 | SIT_FAM'.G4:'MODOS 3 e 4 | SIT_FAM'.G4 'MODOS 3 e 4 | SIT_FAM'.H4:'MODOS 3 e 4 | SIT_FAM'.K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2.296cm" svg:height="8.224cm" svg:x="0cm" svg:y="18.031cm">
            <draw:object draw:notify-on-update-of-ranges="'MODOS 3 e 4 | SIT_FAM'.B37:'MODOS 3 e 4 | SIT_FAM'.E37 'MODOS 3 e 4 | SIT_FAM'.A38:'MODOS 3 e 4 | SIT_FAM'.A38 'MODOS 3 e 4 | SIT_FAM'.B38:'MODOS 3 e 4 | SIT_FAM'.E38 'MODOS 3 e 4 | SIT_FAM'.A39:'MODOS 3 e 4 | SIT_FAM'.A39 'MODOS 3 e 4 | SIT_FAM'.B39:'MODOS 3 e 4 | SIT_FAM'.E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2.461cm" svg:height="8.268cm" svg:x="12.39cm" svg:y="17.963cm">
            <draw:object draw:notify-on-update-of-ranges="'MODOS 3 e 4 | SIT_FAM'.H37:'MODOS 3 e 4 | SIT_FAM'.K37 'MODOS 3 e 4 | SIT_FAM'.G38:'MODOS 3 e 4 | SIT_FAM'.G38 'MODOS 3 e 4 | SIT_FAM'.H38:'MODOS 3 e 4 | SIT_FAM'.K38 'MODOS 3 e 4 | SIT_FAM'.G39:'MODOS 3 e 4 | SIT_FAM'.G39 'MODOS 3 e 4 | SIT_FAM'.H39:'MODOS 3 e 4 | SIT_FAM'.K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2.296cm" svg:height="8.091cm" svg:x="0cm" svg:y="33.957cm">
            <draw:object draw:notify-on-update-of-ranges="'MODOS 3 e 4 | SIT_FAM'.B72:'MODOS 3 e 4 | SIT_FAM'.E72 'MODOS 3 e 4 | SIT_FAM'.A73:'MODOS 3 e 4 | SIT_FAM'.A73 'MODOS 3 e 4 | SIT_FAM'.B73:'MODOS 3 e 4 | SIT_FAM'.E73 'MODOS 3 e 4 | SIT_FAM'.A74:'MODOS 3 e 4 | SIT_FAM'.A74 'MODOS 3 e 4 | SIT_FAM'.B74:'MODOS 3 e 4 | SIT_FAM'.E7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2.461cm" svg:height="8.268cm" svg:x="12.291cm" svg:y="33.832cm">
            <draw:object draw:notify-on-update-of-ranges="'MODOS 3 e 4 | SIT_FAM'.H72:'MODOS 3 e 4 | SIT_FAM'.K72 'MODOS 3 e 4 | SIT_FAM'.G73:'MODOS 3 e 4 | SIT_FAM'.G73 'MODOS 3 e 4 | SIT_FAM'.H73:'MODOS 3 e 4 | SIT_FAM'.K73 'MODOS 3 e 4 | SIT_FAM'.G74:'MODOS 3 e 4 | SIT_FAM'.G74 'MODOS 3 e 4 | SIT_FAM'.H74:'MODOS 3 e 4 | SIT_FAM'.K7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4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irigindo automóvel – pessoa responsável</text:p>
          </table:table-cell>
          <table:covered-table-cell table:number-columns-repeated="4" table:style-name="ce7"/>
          <table:table-cell/>
          <table:table-cell table:style-name="ce1" office:value-type="string" calcext:value-type="string" table:number-columns-spanned="5" table:number-rows-spanned="1">
            <text:p>Passageiro de automóvel – pessoa responsável</text:p>
          </table:table-cell>
          <table:covered-table-cell table:number-columns-repeated="4" table:style-name="ce7"/>
          <table:table-cell/>
        </table:table-row>
        <table:table-row table:style-name="ro1"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  <table:table-cell/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2" office:value-type="string" calcext:value-type="string">
            <text:p>Maculino</text:p>
          </table:table-cell>
          <table:table-cell table:style-name="ce7" office:value-type="float" office:value="23235" calcext:value-type="float">
            <text:p>23235</text:p>
          </table:table-cell>
          <table:table-cell table:style-name="ce7" office:value-type="float" office:value="17981" calcext:value-type="float">
            <text:p>17981</text:p>
          </table:table-cell>
          <table:table-cell table:style-name="ce7" office:value-type="float" office:value="17738" calcext:value-type="float">
            <text:p>17738</text:p>
          </table:table-cell>
          <table:table-cell table:style-name="ce7" office:value-type="float" office:value="18525" calcext:value-type="float">
            <text:p>18525</text:p>
          </table:table-cell>
          <table:table-cell/>
          <table:table-cell table:style-name="ce2" office:value-type="string" calcext:value-type="string">
            <text:p>Maculino</text:p>
          </table:table-cell>
          <table:table-cell table:style-name="ce7" office:value-type="float" office:value="1694" calcext:value-type="float">
            <text:p>1694</text:p>
          </table:table-cell>
          <table:table-cell table:style-name="ce7" office:value-type="float" office:value="1039" calcext:value-type="float">
            <text:p>1039</text:p>
          </table:table-cell>
          <table:table-cell table:style-name="ce7" office:value-type="float" office:value="930" calcext:value-type="float">
            <text:p>930</text:p>
          </table:table-cell>
          <table:table-cell table:style-name="ce7" office:value-type="float" office:value="902" calcext:value-type="float">
            <text:p>902</text:p>
          </table:table-cell>
          <table:table-cell/>
        </table:table-row>
        <table:table-row table:style-name="ro1">
          <table:table-cell table:style-name="ce2" office:value-type="string" calcext:value-type="string">
            <text:p>Feminino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1168" calcext:value-type="float">
            <text:p>1168</text:p>
          </table:table-cell>
          <table:table-cell table:style-name="ce7" office:value-type="float" office:value="1646" calcext:value-type="float">
            <text:p>1646</text:p>
          </table:table-cell>
          <table:table-cell table:style-name="ce7" office:value-type="float" office:value="5628" calcext:value-type="float">
            <text:p>5628</text:p>
          </table:table-cell>
          <table:table-cell/>
          <table:table-cell table:style-name="ce2" office:value-type="string" calcext:value-type="string">
            <text:p>Feminino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939" calcext:value-type="float">
            <text:p>939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3">
          <table:table-cell table:style-name="ce5"/>
          <table:table-cell table:number-columns-repeated="11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# está dirigindo e é rsponsável pela família? Dessas viagens, quantas são feitas por homens e por mulheres, em cada ano?</text:p>
          </table:table-cell>
          <table:table-cell table:number-columns-repeated="11"/>
        </table:table-row>
        <table:table-row table:style-name="ro3">
          <table:table-cell table:style-name="ce6" office:value-type="string" calcext:value-type="string">
            <text:p>od %&gt;% filter(SIT_FAM==1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6"/>
          <table:table-cell table:number-columns-repeated="11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# é passageiro e é responsável pela família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od %&gt;% filter(SIT_FAM==1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1">
            <text:p>Dirigindo automóvel – cônjuge</text:p>
          </table:table-cell>
          <table:covered-table-cell table:number-columns-repeated="4" table:style-name="ce7"/>
          <table:table-cell/>
          <table:table-cell table:style-name="ce1" office:value-type="string" calcext:value-type="string" table:number-columns-spanned="5" table:number-rows-spanned="1">
            <text:p>Passageiro de automóvel – cônjuge</text:p>
          </table:table-cell>
          <table:covered-table-cell table:number-columns-repeated="4" table:style-name="ce7"/>
          <table:table-cell/>
        </table:table-row>
        <table:table-row table:style-name="ro1"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  <table:table-cell/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2" office:value-type="string" calcext:value-type="string">
            <text:p>Maculino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092" calcext:value-type="float">
            <text:p>2092</text:p>
          </table:table-cell>
          <table:table-cell/>
          <table:table-cell table:style-name="ce2" office:value-type="string" calcext:value-type="string">
            <text:p>Maculino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2" office:value-type="string" calcext:value-type="string">
            <text:p>Feminino</text:p>
          </table:table-cell>
          <table:table-cell table:style-name="ce7" office:value-type="float" office:value="6472" calcext:value-type="float">
            <text:p>6472</text:p>
          </table:table-cell>
          <table:table-cell table:style-name="ce7" office:value-type="float" office:value="5754" calcext:value-type="float">
            <text:p>5754</text:p>
          </table:table-cell>
          <table:table-cell table:style-name="ce7" office:value-type="float" office:value="6969" calcext:value-type="float">
            <text:p>6969</text:p>
          </table:table-cell>
          <table:table-cell table:style-name="ce7" office:value-type="float" office:value="7771" calcext:value-type="float">
            <text:p>7771</text:p>
          </table:table-cell>
          <table:table-cell/>
          <table:table-cell table:style-name="ce2" office:value-type="string" calcext:value-type="string">
            <text:p>Feminino</text:p>
          </table:table-cell>
          <table:table-cell table:style-name="ce7" office:value-type="float" office:value="4081" calcext:value-type="float">
            <text:p>4081</text:p>
          </table:table-cell>
          <table:table-cell table:style-name="ce7" office:value-type="float" office:value="3392" calcext:value-type="float">
            <text:p>3392</text:p>
          </table:table-cell>
          <table:table-cell table:style-name="ce7" office:value-type="float" office:value="3592" calcext:value-type="float">
            <text:p>3592</text:p>
          </table:table-cell>
          <table:table-cell table:style-name="ce7" office:value-type="float" office:value="3761" calcext:value-type="float">
            <text:p>3761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4">
          <table:table-cell table:style-name="ce5"/>
          <table:table-cell table:number-columns-repeated="11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# está dirigind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od %&gt;% filter(SIT_FAM==2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6"/>
          <table:table-cell table:number-columns-repeated="11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# é passageir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od %&gt;% filter(SIT_FAM==2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Dirigindo automóvel – filho(a) / outro parente</text:p>
          </table:table-cell>
          <table:covered-table-cell table:number-columns-repeated="4" table:style-name="ce7"/>
          <table:table-cell/>
          <table:table-cell table:style-name="ce1" office:value-type="string" calcext:value-type="string" table:number-columns-spanned="5" table:number-rows-spanned="1">
            <text:p>Passageiro de automóvel – filho(a) / outro parente</text:p>
          </table:table-cell>
          <table:covered-table-cell table:number-columns-repeated="4" table:style-name="ce7"/>
          <table:table-cell/>
        </table:table-row>
        <table:table-row table:style-name="ro1"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  <table:table-cell table:style-name="ce4"/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2" office:value-type="string" calcext:value-type="string">
            <text:p>Maculino</text:p>
          </table:table-cell>
          <table:table-cell table:style-name="ce7" office:value-type="float" office:value="7058" calcext:value-type="float">
            <text:p>7058</text:p>
          </table:table-cell>
          <table:table-cell table:style-name="ce7" office:value-type="float" office:value="3953" calcext:value-type="float">
            <text:p>3953</text:p>
          </table:table-cell>
          <table:table-cell table:style-name="ce7" office:value-type="float" office:value="4809" calcext:value-type="float">
            <text:p>4809</text:p>
          </table:table-cell>
          <table:table-cell table:style-name="ce7" office:value-type="float" office:value="5080" calcext:value-type="float">
            <text:p>5080</text:p>
          </table:table-cell>
          <table:table-cell table:style-name="ce4"/>
          <table:table-cell table:style-name="ce2" office:value-type="string" calcext:value-type="string">
            <text:p>Maculino</text:p>
          </table:table-cell>
          <table:table-cell table:style-name="ce7" office:value-type="float" office:value="5613" calcext:value-type="float">
            <text:p>5613</text:p>
          </table:table-cell>
          <table:table-cell table:style-name="ce7" office:value-type="float" office:value="4767" calcext:value-type="float">
            <text:p>4767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4291" calcext:value-type="float">
            <text:p>4291</text:p>
          </table:table-cell>
          <table:table-cell/>
        </table:table-row>
        <table:table-row table:style-name="ro1">
          <table:table-cell table:style-name="ce2" office:value-type="string" calcext:value-type="string">
            <text:p>Feminino</text:p>
          </table:table-cell>
          <table:table-cell table:style-name="ce7" office:value-type="float" office:value="2458" calcext:value-type="float">
            <text:p>2458</text:p>
          </table:table-cell>
          <table:table-cell table:style-name="ce7" office:value-type="float" office:value="2060" calcext:value-type="float">
            <text:p>2060</text:p>
          </table:table-cell>
          <table:table-cell table:style-name="ce7" office:value-type="float" office:value="3143" calcext:value-type="float">
            <text:p>3143</text:p>
          </table:table-cell>
          <table:table-cell table:style-name="ce7" office:value-type="float" office:value="3892" calcext:value-type="float">
            <text:p>3892</text:p>
          </table:table-cell>
          <table:table-cell table:style-name="ce4"/>
          <table:table-cell table:style-name="ce2" office:value-type="string" calcext:value-type="string">
            <text:p>Feminino</text:p>
          </table:table-cell>
          <table:table-cell table:style-name="ce7" office:value-type="float" office:value="6553" calcext:value-type="float">
            <text:p>6553</text:p>
          </table:table-cell>
          <table:table-cell table:style-name="ce7" office:value-type="float" office:value="5243" calcext:value-type="float">
            <text:p>5243</text:p>
          </table:table-cell>
          <table:table-cell table:style-name="ce7" office:value-type="float" office:value="5632" calcext:value-type="float">
            <text:p>5632</text:p>
          </table:table-cell>
          <table:table-cell table:style-name="ce7" office:value-type="float" office:value="4854" calcext:value-type="float">
            <text:p>4854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4">
          <table:table-cell table:style-name="ce5"/>
          <table:table-cell table:number-columns-repeated="11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# está dirigind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od %&gt;% filter(SIT_FAM==3 | SIT_FAM==4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6"/>
          <table:table-cell table:number-columns-repeated="11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# é passageir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od %&gt;% filter(SIT_FAM==3 | SIT_FAM==4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ODOS 3 e 4" table:style-name="ta1">
        <table:shapes>
          <draw:frame draw:z-index="0" draw:style-name="gr1" draw:text-style-name="P1" svg:width="12.296cm" svg:height="8.091cm" svg:x="0cm" svg:y="2.03cm">
            <draw:object draw:notify-on-update-of-ranges="'MODOS 3 e 4'.B2:'MODOS 3 e 4'.E2 'MODOS 3 e 4'.A3:'MODOS 3 e 4'.A3 'MODOS 3 e 4'.B3:'MODOS 3 e 4'.E3 'MODOS 3 e 4'.A4:'MODOS 3 e 4'.A4 'MODOS 3 e 4'.B4:'MODOS 3 e 4'.E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461cm" svg:height="8.268cm" svg:x="12.291cm" svg:y="1.905cm">
            <draw:object draw:notify-on-update-of-ranges="'MODOS 3 e 4'.H2:'MODOS 3 e 4'.K2 'MODOS 3 e 4'.G3:'MODOS 3 e 4'.G3 'MODOS 3 e 4'.H3:'MODOS 3 e 4'.K3 'MODOS 3 e 4'.G4:'MODOS 3 e 4'.G4 'MODOS 3 e 4'.H4:'MODOS 3 e 4'.K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irigindo automóvel</text:p>
          </table:table-cell>
          <table:covered-table-cell table:number-columns-repeated="4" table:style-name="ce7"/>
          <table:table-cell/>
          <table:table-cell table:style-name="ce1" office:value-type="string" calcext:value-type="string" table:number-columns-spanned="5" table:number-rows-spanned="1">
            <text:p>Passageiro de automóvel</text:p>
          </table:table-cell>
          <table:covered-table-cell table:number-columns-repeated="4" table:style-name="ce7"/>
        </table:table-row>
        <table:table-row table:style-name="ro1"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  <table:table-cell/>
          <table:table-cell table:style-name="ce2" office:value-type="string" calcext:value-type="string">
            <text:p>Sexo / An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1">
          <table:table-cell table:style-name="ce2" office:value-type="string" calcext:value-type="string">
            <text:p>Maculino</text:p>
          </table:table-cell>
          <table:table-cell table:style-name="ce7" office:value-type="float" office:value="30403" calcext:value-type="float">
            <text:p>30403</text:p>
          </table:table-cell>
          <table:table-cell table:style-name="ce7" office:value-type="float" office:value="21998" calcext:value-type="float">
            <text:p>21998</text:p>
          </table:table-cell>
          <table:table-cell table:style-name="ce7" office:value-type="float" office:value="22774" calcext:value-type="float">
            <text:p>22774</text:p>
          </table:table-cell>
          <table:table-cell table:style-name="ce7" office:value-type="float" office:value="25733" calcext:value-type="float">
            <text:p>25733</text:p>
          </table:table-cell>
          <table:table-cell/>
          <table:table-cell table:style-name="ce2" office:value-type="string" calcext:value-type="string">
            <text:p>Maculino</text:p>
          </table:table-cell>
          <table:table-cell table:style-name="ce7" office:value-type="float" office:value="7373" calcext:value-type="float">
            <text:p>7373</text:p>
          </table:table-cell>
          <table:table-cell table:style-name="ce7" office:value-type="float" office:value="5838" calcext:value-type="float">
            <text:p>5838</text:p>
          </table:table-cell>
          <table:table-cell table:style-name="ce7" office:value-type="float" office:value="5770" calcext:value-type="float">
            <text:p>5770</text:p>
          </table:table-cell>
          <table:table-cell table:style-name="ce7" office:value-type="float" office:value="5383" calcext:value-type="float">
            <text:p>5383</text:p>
          </table:table-cell>
        </table:table-row>
        <table:table-row table:style-name="ro1">
          <table:table-cell table:style-name="ce2" office:value-type="string" calcext:value-type="string">
            <text:p>Feminino</text:p>
          </table:table-cell>
          <table:table-cell table:style-name="ce7" office:value-type="float" office:value="9706" calcext:value-type="float">
            <text:p>9706</text:p>
          </table:table-cell>
          <table:table-cell table:style-name="ce7" office:value-type="float" office:value="8991" calcext:value-type="float">
            <text:p>8991</text:p>
          </table:table-cell>
          <table:table-cell table:style-name="ce7" office:value-type="float" office:value="11775" calcext:value-type="float">
            <text:p>11775</text:p>
          </table:table-cell>
          <table:table-cell table:style-name="ce7" office:value-type="float" office:value="17317" calcext:value-type="float">
            <text:p>17317</text:p>
          </table:table-cell>
          <table:table-cell/>
          <table:table-cell table:style-name="ce2" office:value-type="string" calcext:value-type="string">
            <text:p>Feminino</text:p>
          </table:table-cell>
          <table:table-cell table:style-name="ce7" office:value-type="float" office:value="11047" calcext:value-type="float">
            <text:p>11047</text:p>
          </table:table-cell>
          <table:table-cell table:style-name="ce7" office:value-type="float" office:value="8911" calcext:value-type="float">
            <text:p>8911</text:p>
          </table:table-cell>
          <table:table-cell table:style-name="ce7" office:value-type="float" office:value="9608" calcext:value-type="float">
            <text:p>9608</text:p>
          </table:table-cell>
          <table:table-cell table:style-name="ce7" office:value-type="float" office:value="9596" calcext:value-type="float">
            <text:p>9596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2">
          <table:table-cell table:style-name="ce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</table:table-row>
        <table:table-row table:style-name="ro3">
          <table:table-cell table:style-name="ce5"/>
          <table:table-cell table:number-columns-repeated="10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# está dirigind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od %&gt;% filter(QT_AUTO!=0, MODO1==3 | MODO2==3 | MODO3==3 | MODO4==3) %&gt;% 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3">
          <table:table-cell table:style-name="ce6"/>
          <table:table-cell table:number-columns-repeated="10"/>
        </table:table-row>
        <table:table-row table:style-name="ro1">
          <table:table-cell table:style-name="ce6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# está é passageir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od %&gt;% filter(QT_AUTO!=0, MODO1==4 | MODO2==4 | MODO3==4 | MODO4==4) %&gt;% 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3" table:default-cell-style-name="ce4"/>
        <table:table-column table:style-name="co1" table:default-cell-style-name="ce4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RENDAS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number-columns-repeated="4" table:style-name="ce10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º Q</text:p>
          </table:table-cell>
          <table:table-cell table:style-name="ce10" office:value-type="currency" office:currency="BRL" office:value="1352" calcext:value-type="currency">
            <text:p>R$ 1.352,00</text:p>
          </table:table-cell>
          <table:table-cell table:style-name="ce10" office:value-type="currency" office:currency="BRL" office:value="875.6" calcext:value-type="currency">
            <text:p>R$ 875,60</text:p>
          </table:table-cell>
          <table:table-cell table:style-name="ce12" office:value-type="currency" office:currency="BRL" office:value="330" calcext:value-type="currency">
            <text:p>R$ 330,00</text:p>
          </table:table-cell>
          <table:table-cell table:style-name="ce10" office:value-type="currency" office:currency="BRL" office:value="1145" calcext:value-type="currency">
            <text:p>R$ 1.145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style-name="ce10" office:value-type="currency" office:currency="BRL" office:value="2534" calcext:value-type="currency">
            <text:p>R$ 2.534,00</text:p>
          </table:table-cell>
          <table:table-cell table:style-name="ce10" office:value-type="currency" office:currency="BRL" office:value="1523.4" calcext:value-type="currency">
            <text:p>R$ 1.523,40</text:p>
          </table:table-cell>
          <table:table-cell table:style-name="ce10" office:value-type="currency" office:currency="BRL" office:value="1204" calcext:value-type="currency">
            <text:p>R$ 1.204,00</text:p>
          </table:table-cell>
          <table:table-cell table:style-name="ce10" office:value-type="currency" office:currency="BRL" office:value="2080" calcext:value-type="currency">
            <text:p>R$ 2.08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office:value-type="currency" office:currency="BRL" office:value="4037" calcext:value-type="currency">
            <text:p>R$ 4.037,00</text:p>
          </table:table-cell>
          <table:table-cell table:style-name="ce10" office:value-type="currency" office:currency="BRL" office:value="2393.6" calcext:value-type="currency">
            <text:p>R$ 2.393,60</text:p>
          </table:table-cell>
          <table:table-cell table:style-name="ce10" office:value-type="currency" office:currency="BRL" office:value="2454" calcext:value-type="currency">
            <text:p>R$ 2.454,00</text:p>
          </table:table-cell>
          <table:table-cell table:style-name="ce10" office:value-type="currency" office:currency="BRL" office:value="3186" calcext:value-type="currency">
            <text:p>R$ 3.186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º Q</text:p>
          </table:table-cell>
          <table:table-cell table:style-name="ce10" office:value-type="currency" office:currency="BRL" office:value="4797" calcext:value-type="currency">
            <text:p>R$ 4.797,00</text:p>
          </table:table-cell>
          <table:table-cell table:style-name="ce10" office:value-type="currency" office:currency="BRL" office:value="2801.2" calcext:value-type="currency">
            <text:p>R$ 2.801,20</text:p>
          </table:table-cell>
          <table:table-cell table:style-name="ce10" office:value-type="currency" office:currency="BRL" office:value="2912" calcext:value-type="currency">
            <text:p>R$ 2.912,00</text:p>
          </table:table-cell>
          <table:table-cell table:style-name="ce10" office:value-type="currency" office:currency="BRL" office:value="4000" calcext:value-type="currency">
            <text:p>R$ 4.00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áx</text:p>
          </table:table-cell>
          <table:table-cell table:style-name="ce10" office:value-type="currency" office:currency="BRL" office:value="42234" calcext:value-type="currency">
            <text:p>R$ 42.234,00</text:p>
          </table:table-cell>
          <table:table-cell table:style-name="ce10" office:value-type="currency" office:currency="BRL" office:value="61830.1" calcext:value-type="currency">
            <text:p>R$ 61.830,10</text:p>
          </table:table-cell>
          <table:table-cell table:style-name="ce12" office:value-type="currency" office:currency="BRL" office:value="172781" calcext:value-type="currency">
            <text:p>R$ 172.781,00</text:p>
          </table:table-cell>
          <table:table-cell table:style-name="ce10" office:value-type="currency" office:currency="BRL" office:value="46000" calcext:value-type="currency">
            <text:p>R$ 46.000,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ODOS</text:p>
          </table:table-cell>
          <table:table-cell/>
          <table:table-cell office:value-type="string" calcext:value-type="string">
            <text:p>MODO1</text:p>
          </table:table-cell>
          <table:table-cell office:value-type="string" calcext:value-type="string">
            <text:p>MODO2</text:p>
          </table:table-cell>
          <table:table-cell table:style-name="Default" office:value-type="string" calcext:value-type="string">
            <text:p>MODO3</text:p>
          </table:table-cell>
          <table:table-cell table:style-name="Default" office:value-type="string" calcext:value-type="string">
            <text:p>MODO4</text:p>
          </table:table-cell>
          <table:table-cell office:value-type="string" calcext:value-type="string">
            <text:p>Freq</text:p>
          </table:table-cell>
          <table:table-cell table:number-columns-repeated="2"/>
          <table:table-cell table:style-name="ce13" office:value-type="string" calcext:value-type="string">
            <text:p>Situação 201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documentar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Declaração IRPF</text:p>
          </table:table-cell>
          <table:table-cell table:style-name="ce19" office:value-type="string" calcext:value-type="string">
            <text:p>Tributáveis</text:p>
          </table:table-cell>
          <table:table-cell table:style-name="ce19" office:value-type="string" calcext:value-type="string">
            <text:p>Não-tributáveis</text:p>
          </table:table-cell>
          <table:table-cell table:style-name="ce19" office:value-type="string" calcext:value-type="string">
            <text:p>Total anual</text:p>
          </table:table-cell>
          <table:table-cell table:style-name="ce19" office:value-type="string" calcext:value-type="string">
            <text:p>Média Mensal</text:p>
          </table:table-cell>
          <table:table-cell table:style-name="ce19" office:value-type="string" calcext:value-type="string">
            <text:p>% Aluguel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o texto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string" calcext:value-type="string">
            <text:p>Diego</text:p>
          </table:table-cell>
          <table:table-cell table:style-name="ce20" table:formula="of:=33081.6" office:value-type="currency" office:currency="BRL" office:value="33081.6" calcext:value-type="currency">
            <text:p>R$ 33.081,60</text:p>
          </table:table-cell>
          <table:table-cell table:style-name="ce20" office:value-type="currency" office:currency="BRL" office:value="81.5" calcext:value-type="currency">
            <text:p>R$ 81,50</text:p>
          </table:table-cell>
          <table:table-cell table:style-name="ce20" table:formula="of:=[.L13]+[.K13]" office:value-type="currency" office:currency="BRL" office:value="33163.1" calcext:value-type="currency">
            <text:p>R$ 33.163,10</text:p>
          </table:table-cell>
          <table:table-cell table:style-name="ce26" table:number-columns-repeated="2"/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Haydée</text:p>
          </table:table-cell>
          <table:table-cell table:style-name="ce21" table:formula="of:=39034.14+5257.08" office:value-type="currency" office:currency="BRL" office:value="44291.22" calcext:value-type="currency">
            <text:p>R$ 44.291,22</text:p>
          </table:table-cell>
          <table:table-cell table:style-name="ce21" office:value-type="currency" office:currency="BRL" office:value="13705.66" calcext:value-type="currency">
            <text:p>R$ 13.705,66</text:p>
          </table:table-cell>
          <table:table-cell table:style-name="ce21" table:formula="of:=[.L14]+[.K14]" office:value-type="currency" office:currency="BRL" office:value="57996.88" calcext:value-type="currency">
            <text:p>R$ 57.996,88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Total</text:p>
          </table:table-cell>
          <table:table-cell table:style-name="ce22" table:formula="of:=[.K14]+[.K13]" office:value-type="currency" office:currency="BRL" office:value="77372.82" calcext:value-type="currency">
            <text:p>R$ 77.372,82</text:p>
          </table:table-cell>
          <table:table-cell table:style-name="ce22" table:formula="of:=SUM([.L13:.L14])" office:value-type="currency" office:currency="BRL" office:value="13787.16" calcext:value-type="currency">
            <text:p>R$ 13.787,16</text:p>
          </table:table-cell>
          <table:table-cell table:style-name="ce22" table:formula="of:=[.L15]+[.K15]" office:value-type="currency" office:currency="BRL" office:value="91159.98" calcext:value-type="currency">
            <text:p>R$ 91.159,98</text:p>
          </table:table-cell>
          <table:table-cell table:style-name="ce22" table:formula="of:=[.M15]/12" office:value-type="currency" office:currency="BRL" office:value="7596.665" calcext:value-type="currency">
            <text:p>R$ 7.596,67</text:p>
          </table:table-cell>
          <table:table-cell table:style-name="ce28" table:formula="of:=3040.62/[.N15]" office:value-type="percentage" office:value="0.400257218134537" calcext:value-type="percentage">
            <text:p>40,03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3"/>
          <table:table-cell/>
          <table:table-cell table:style-name="ce10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3" office:value-type="string" calcext:value-type="string">
            <text:p>Situação 2015</text:p>
          </table:table-cell>
          <table:table-cell table:style-name="ce23"/>
          <table:table-cell/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office:value-type="string" calcext:value-type="string">
            <text:p>Demonstrativos Pgto</text:p>
          </table:table-cell>
          <table:table-cell table:style-name="ce24" office:value-type="string" calcext:value-type="string">
            <text:p>Ganhos</text:p>
          </table:table-cell>
          <table:table-cell table:style-name="ce25" office:value-type="string" calcext:value-type="string">
            <text:p>A ganhar</text:p>
          </table:table-cell>
          <table:table-cell table:style-name="ce25" office:value-type="string" calcext:value-type="string">
            <text:p>Total anual</text:p>
          </table:table-cell>
          <table:table-cell table:style-name="ce25" office:value-type="string" calcext:value-type="string">
            <text:p>Média Mensal</text:p>
          </table:table-cell>
          <table:table-cell table:style-name="ce25" office:value-type="string" calcext:value-type="string">
            <text:p>% Aluguel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ego</text:p>
          </table:table-cell>
          <table:table-cell table:style-name="ce10" table:formula="of:=40000+16000" office:value-type="currency" office:currency="BRL" office:value="56000" calcext:value-type="currency">
            <text:p>R$ 56.000,00</text:p>
          </table:table-cell>
          <table:table-cell table:style-name="ce10" office:value-type="currency" office:currency="BRL" office:value="2500" calcext:value-type="currency">
            <text:p>R$ 2.500,00</text:p>
          </table:table-cell>
          <table:table-cell table:style-name="ce10" table:formula="of:=[.L19]+[.K19]" office:value-type="currency" office:currency="BRL" office:value="58500" calcext:value-type="currency">
            <text:p>R$ 58.500,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Haydée</text:p>
          </table:table-cell>
          <table:table-cell table:style-name="ce21" table:formula="of:=6700*10" office:value-type="currency" office:currency="BRL" office:value="67000" calcext:value-type="currency">
            <text:p>R$ 67.000,00</text:p>
          </table:table-cell>
          <table:table-cell table:style-name="ce21" office:value-type="currency" office:currency="BRL" office:value="6700" calcext:value-type="currency">
            <text:p>R$ 6.700,00</text:p>
          </table:table-cell>
          <table:table-cell table:style-name="ce21" table:formula="of:=[.L20]+[.K20]" office:value-type="currency" office:currency="BRL" office:value="73700" calcext:value-type="currency">
            <text:p>R$ 73.700,00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string" calcext:value-type="string">
            <text:p>Total</text:p>
          </table:table-cell>
          <table:table-cell table:style-name="ce22" table:formula="of:=[.K20]+[.K19]" office:value-type="currency" office:currency="BRL" office:value="123000" calcext:value-type="currency">
            <text:p>R$ 123.000,00</text:p>
          </table:table-cell>
          <table:table-cell table:style-name="ce22" table:formula="of:=SUM([.L19:.L20])" office:value-type="currency" office:currency="BRL" office:value="9200" calcext:value-type="currency">
            <text:p>R$ 9.200,00</text:p>
          </table:table-cell>
          <table:table-cell table:style-name="ce22" table:formula="of:=[.L21]+[.K21]" office:value-type="currency" office:currency="BRL" office:value="132200" calcext:value-type="currency">
            <text:p>R$ 132.200,00</text:p>
          </table:table-cell>
          <table:table-cell table:style-name="ce22" table:formula="of:=[.M21]/12" office:value-type="currency" office:currency="BRL" office:value="11016.6666666667" calcext:value-type="currency">
            <text:p>R$ 11.016,67</text:p>
          </table:table-cell>
          <table:table-cell table:style-name="ce28" table:formula="of:=3040.62/[.N21]" office:value-type="percentage" office:value="0.276001815431165" calcext:value-type="percentage">
            <text:p>27,60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/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y=x1+3.X2</text:p>
          </table:table-cell>
          <table:table-cell office:value-type="string" calcext:value-type="string">
            <text:p>y_barr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48]-[.F50]" office:value-type="float" office:value="326.666666666667" calcext:value-type="float">
            <text:p>326,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160/3" office:value-type="float" office:value="53.3333333333333" calcext:value-type="float">
            <text:p>53,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50]*2" office:value-type="float" office:value="106.666666666667" calcext:value-type="float">
            <text:p>106,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-fam-por-faixa-etaria" table:style-name="ta1">
        <table:table-column table:style-name="co1" table:number-columns-repeated="7" table:default-cell-style-name="ce4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29" office:value-type="string" calcext:value-type="string">
            <text:p>Sexo</text:p>
          </table:table-cell>
          <table:table-cell table:number-columns-repeated="6" table:style-name="ce29" office:value-type="float" office:value="2" calcext:value-type="float">
            <text:p>2</text:p>
          </table:table-cell>
          <table:table-cell/>
          <table:table-cell table:number-columns-repeated="6" table:style-name="ce29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F_Pess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/>
          <table:table-cell table:number-columns-repeated="6" table:style-name="ce29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Sit_Fa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6">
          <table:table-cell table:number-columns-repeated="14"/>
        </table:table-row>
        <table:table-row table:style-name="ro1">
          <table:table-cell table:style-name="ce27" office:value-type="string" calcext:value-type="string">
            <text:p>FX_ET_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style-name="ce27" office:value-type="float" office:value="14808" calcext:value-type="float">
            <text:p>14808</text:p>
          </table:table-cell>
          <table:table-cell table:style-name="ce27" office:value-type="float" office:value="2073" calcext:value-type="float">
            <text:p>207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1" calcext:value-type="float">
            <text:p>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21" calcext:value-type="float">
            <text:p>21</text:p>
          </table:table-cell>
          <table:table-cell table:style-name="ce27" office:value-type="float" office:value="16253" calcext:value-type="float">
            <text:p>16253</text:p>
          </table:table-cell>
          <table:table-cell table:style-name="ce27" office:value-type="float" office:value="1670" calcext:value-type="float">
            <text:p>167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2</text:p>
          </table:table-cell>
          <table:table-cell table:style-name="ce31" office:value-type="float" office:value="0" calcext:value-type="float">
            <text:p>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6565" calcext:value-type="float">
            <text:p>16565</text:p>
          </table:table-cell>
          <table:table-cell table:style-name="ce27" office:value-type="float" office:value="1615" calcext:value-type="float">
            <text:p>161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3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134" calcext:value-type="float">
            <text:p>1134</text:p>
          </table:table-cell>
          <table:table-cell table:style-name="ce27" office:value-type="float" office:value="14738" calcext:value-type="float">
            <text:p>14738</text:p>
          </table:table-cell>
          <table:table-cell table:style-name="ce27" office:value-type="float" office:value="2433" calcext:value-type="float">
            <text:p>2433</text:p>
          </table:table-cell>
          <table:table-cell table:style-name="ce27" office:value-type="float" office:value="1001" calcext:value-type="float">
            <text:p>1001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4</text:p>
          </table:table-cell>
          <table:table-cell table:style-name="ce27" office:value-type="float" office:value="661" calcext:value-type="float">
            <text:p>661</text:p>
          </table:table-cell>
          <table:table-cell table:style-name="ce27" office:value-type="float" office:value="5868" calcext:value-type="float">
            <text:p>5868</text:p>
          </table:table-cell>
          <table:table-cell table:style-name="ce27" office:value-type="float" office:value="9701" calcext:value-type="float">
            <text:p>9701</text:p>
          </table:table-cell>
          <table:table-cell table:style-name="ce27" office:value-type="float" office:value="2631" calcext:value-type="float">
            <text:p>2631</text:p>
          </table:table-cell>
          <table:table-cell table:style-name="ce27" office:value-type="float" office:value="1223" calcext:value-type="float">
            <text:p>1223</text:p>
          </table:table-cell>
          <table:table-cell table:style-name="ce27" office:value-type="float" office:value="51" calcext:value-type="float">
            <text:p>51</text:p>
          </table:table-cell>
          <table:table-cell/>
          <table:table-cell office:value-type="float" office:value="3866" calcext:value-type="float">
            <text:p>3866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5</text:p>
          </table:table-cell>
          <table:table-cell table:style-name="ce27" office:value-type="float" office:value="1287" calcext:value-type="float">
            <text:p>1287</text:p>
          </table:table-cell>
          <table:table-cell table:style-name="ce27" office:value-type="float" office:value="10270" calcext:value-type="float">
            <text:p>10270</text:p>
          </table:table-cell>
          <table:table-cell table:style-name="ce27" office:value-type="float" office:value="5009" calcext:value-type="float">
            <text:p>5009</text:p>
          </table:table-cell>
          <table:table-cell table:style-name="ce27" office:value-type="float" office:value="1827" calcext:value-type="float">
            <text:p>1827</text:p>
          </table:table-cell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float" office:value="9002" calcext:value-type="float">
            <text:p>900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6</text:p>
          </table:table-cell>
          <table:table-cell table:style-name="ce27" office:value-type="float" office:value="1903" calcext:value-type="float">
            <text:p>1903</text:p>
          </table:table-cell>
          <table:table-cell table:style-name="ce27" office:value-type="float" office:value="11264" calcext:value-type="float">
            <text:p>11264</text:p>
          </table:table-cell>
          <table:table-cell table:style-name="ce27" office:value-type="float" office:value="2529" calcext:value-type="float">
            <text:p>2529</text:p>
          </table:table-cell>
          <table:table-cell table:style-name="ce27" office:value-type="float" office:value="1047" calcext:value-type="float">
            <text:p>1047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18" calcext:value-type="float">
            <text:p>18</text:p>
          </table:table-cell>
          <table:table-cell/>
          <table:table-cell office:value-type="float" office:value="11337" calcext:value-type="float">
            <text:p>11337</text:p>
          </table:table-cell>
          <table:table-cell/>
          <table:table-cell table:formula="of:=57161+26181" office:value-type="float" office:value="83342" calcext:value-type="float">
            <text:p>83342</text:p>
          </table:table-cell>
          <table:table-cell table:formula="of:=26181/2" office:value-type="float" office:value="13090.5" calcext:value-type="float">
            <text:p>13090,5</text:p>
          </table:table-cell>
          <table:table-cell office:value-type="string" calcext:value-type="string">
            <text:p>idosos</text:p>
          </table:table-cell>
          <table:table-cell/>
        </table:table-row>
        <table:table-row table:style-name="ro1">
          <table:table-cell table:style-name="ce27" office:value-type="string" calcext:value-type="string">
            <text:p>FX_ET_7</text:p>
          </table:table-cell>
          <table:table-cell table:style-name="ce27" office:value-type="float" office:value="2356" calcext:value-type="float">
            <text:p>2356</text:p>
          </table:table-cell>
          <table:table-cell table:style-name="ce27" office:value-type="float" office:value="10859" calcext:value-type="float">
            <text:p>10859</text:p>
          </table:table-cell>
          <table:table-cell table:style-name="ce27" office:value-type="float" office:value="1427" calcext:value-type="float">
            <text:p>1427</text:p>
          </table:table-cell>
          <table:table-cell table:style-name="ce27" office:value-type="float" office:value="659" calcext:value-type="float">
            <text:p>659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6" calcext:value-type="float">
            <text:p>16</text:p>
          </table:table-cell>
          <table:table-cell/>
          <table:table-cell office:value-type="float" office:value="11595" calcext:value-type="float">
            <text:p>11595</text:p>
          </table:table-cell>
          <table:table-cell/>
          <table:table-cell table:formula="of:=[.K12]/2" office:value-type="float" office:value="41671" calcext:value-type="float">
            <text:p>41671</text:p>
          </table:table-cell>
          <table:table-cell table:formula="of:=57161/2" office:value-type="float" office:value="28580.5" calcext:value-type="float">
            <text:p>28580,5</text:p>
          </table:table-cell>
          <table:table-cell office:value-type="string" calcext:value-type="string">
            <text:p>famíliares de idosos</text:p>
          </table:table-cell>
          <table:table-cell/>
        </table:table-row>
        <table:table-row table:style-name="ro1">
          <table:table-cell table:style-name="ce27" office:value-type="string" calcext:value-type="string">
            <text:p>FX_ET_8</text:p>
          </table:table-cell>
          <table:table-cell table:style-name="ce27" office:value-type="float" office:value="2563" calcext:value-type="float">
            <text:p>2563</text:p>
          </table:table-cell>
          <table:table-cell table:style-name="ce27" office:value-type="float" office:value="9576" calcext:value-type="float">
            <text:p>9576</text:p>
          </table:table-cell>
          <table:table-cell table:style-name="ce27" office:value-type="float" office:value="846" calcext:value-type="float">
            <text:p>846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office:value-type="float" office:value="10761" calcext:value-type="float">
            <text:p>10761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9</text:p>
          </table:table-cell>
          <table:table-cell table:style-name="ce27" office:value-type="float" office:value="2760" calcext:value-type="float">
            <text:p>2760</text:p>
          </table:table-cell>
          <table:table-cell table:style-name="ce27" office:value-type="float" office:value="7906" calcext:value-type="float">
            <text:p>7906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9" calcext:value-type="float">
            <text:p>19</text:p>
          </table:table-cell>
          <table:table-cell/>
          <table:table-cell office:value-type="float" office:value="9693" calcext:value-type="float">
            <text:p>9693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0</text:p>
          </table:table-cell>
          <table:table-cell table:style-name="ce27" office:value-type="float" office:value="2776" calcext:value-type="float">
            <text:p>2776</text:p>
          </table:table-cell>
          <table:table-cell table:style-name="ce27" office:value-type="float" office:value="6633" calcext:value-type="float">
            <text:p>6633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float" office:value="8384" calcext:value-type="float">
            <text:p>8384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1</text:p>
          </table:table-cell>
          <table:table-cell table:style-name="ce27" office:value-type="float" office:value="2447" calcext:value-type="float">
            <text:p>2447</text:p>
          </table:table-cell>
          <table:table-cell table:style-name="ce27" office:value-type="float" office:value="4792" calcext:value-type="float">
            <text:p>4792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950" calcext:value-type="float">
            <text:p>950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float" office:value="6616" calcext:value-type="float">
            <text:p>6616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2</text:p>
          </table:table-cell>
          <table:table-cell table:style-name="ce27" office:value-type="float" office:value="2272" calcext:value-type="float">
            <text:p>2272</text:p>
          </table:table-cell>
          <table:table-cell table:style-name="ce27" office:value-type="float" office:value="3670" calcext:value-type="float">
            <text:p>367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99" calcext:value-type="float">
            <text:p>1199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float" office:value="5291" calcext:value-type="float">
            <text:p>5291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3</text:p>
          </table:table-cell>
          <table:table-cell table:style-name="ce27" office:value-type="float" office:value="2023" calcext:value-type="float">
            <text:p>2023</text:p>
          </table:table-cell>
          <table:table-cell table:style-name="ce27" office:value-type="float" office:value="2431" calcext:value-type="float">
            <text:p>243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178" calcext:value-type="float">
            <text:p>1178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5" calcext:value-type="float">
            <text:p>15</text:p>
          </table:table-cell>
          <table:table-cell/>
          <table:table-cell office:value-type="float" office:value="4017" calcext:value-type="float">
            <text:p>4017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4</text:p>
          </table:table-cell>
          <table:table-cell table:style-name="ce27" office:value-type="float" office:value="1558" calcext:value-type="float">
            <text:p>1558</text:p>
          </table:table-cell>
          <table:table-cell table:style-name="ce27" office:value-type="float" office:value="1396" calcext:value-type="float">
            <text:p>139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216" calcext:value-type="float">
            <text:p>121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2839" calcext:value-type="float">
            <text:p>2839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5</text:p>
          </table:table-cell>
          <table:table-cell table:style-name="ce27" office:value-type="float" office:value="1167" calcext:value-type="float">
            <text:p>1167</text:p>
          </table:table-cell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98" calcext:value-type="float">
            <text:p>109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/>
          <table:table-cell office:value-type="float" office:value="1717" calcext:value-type="float">
            <text:p>1717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6</text:p>
          </table:table-cell>
          <table:table-cell table:style-name="ce27" office:value-type="float" office:value="734" calcext:value-type="float">
            <text:p>734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7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8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" calcext:value-type="float">
            <text:p>9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2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7:46:14.2776032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5-11-21T09:31:01.061411645</meta:creation-date>
    <dc:date>2015-12-06T22:26:57.606338352</dc:date>
    <dc:creator>haydee </dc:creator>
    <meta:editing-duration>P6DT18H24M42S</meta:editing-duration>
    <meta:editing-cycles>18</meta:editing-cycles>
    <meta:generator>LibreOffice/4.3.3.2$Linux_X86_64 LibreOffice_project/430m0$Build-2</meta:generator>
    <meta:document-statistic meta:table-count="4" meta:cell-count="70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'.A2:'MODOS 3 e 4'.E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'.B2:'MODOS 3 e 4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B3:'MODOS 3 e 4'.E3" chart:label-cell-address="'MODOS 3 e 4'.A3:'MODOS 3 e 4'.A3" chart:class="chart:bar">
            <chart:data-point chart:repeated="4"/>
          </chart:series>
          <chart:series chart:style-name="ch8" chart:values-cell-range-address="'MODOS 3 e 4'.B4:'MODOS 3 e 4'.E4" chart:label-cell-address="'MODOS 3 e 4'.A4:'MODOS 3 e 4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B2:'MODOS 3 e 4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A3:'MODOS 3 e 4'.A3</svg:desc>
                </draw:g>
              </table:table-cell>
              <table:table-cell office:value-type="float" office:value="30403">
                <text:p>30403</text:p>
                <draw:g>
                  <svg:desc>'MODOS 3 e 4'.B3:'MODOS 3 e 4'.E3</svg:desc>
                </draw:g>
              </table:table-cell>
              <table:table-cell office:value-type="float" office:value="21998">
                <text:p>21998</text:p>
              </table:table-cell>
              <table:table-cell office:value-type="float" office:value="22774">
                <text:p>22774</text:p>
              </table:table-cell>
              <table:table-cell office:value-type="float" office:value="25733">
                <text:p>25733</text:p>
              </table:table-cell>
            </table:table-row>
            <table:table-row>
              <table:table-cell office:value-type="string">
                <text:p>Feminino</text:p>
                <draw:g>
                  <svg:desc>'MODOS 3 e 4'.A4:'MODOS 3 e 4'.A4</svg:desc>
                </draw:g>
              </table:table-cell>
              <table:table-cell office:value-type="float" office:value="9706">
                <text:p>9706</text:p>
                <draw:g>
                  <svg:desc>'MODOS 3 e 4'.B4:'MODOS 3 e 4'.E4</svg:desc>
                </draw:g>
              </table:table-cell>
              <table:table-cell office:value-type="float" office:value="8991">
                <text:p>8991</text:p>
              </table:table-cell>
              <table:table-cell office:value-type="float" office:value="11775">
                <text:p>11775</text:p>
              </table:table-cell>
              <table:table-cell office:value-type="float" office:value="17317">
                <text:p>17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'.G2:'MODOS 3 e 4'.K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'.H2:'MODOS 3 e 4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H3:'MODOS 3 e 4'.K3" chart:label-cell-address="'MODOS 3 e 4'.G3:'MODOS 3 e 4'.G3" chart:class="chart:bar">
            <chart:data-point chart:repeated="4"/>
          </chart:series>
          <chart:series chart:style-name="ch8" chart:values-cell-range-address="'MODOS 3 e 4'.H4:'MODOS 3 e 4'.K4" chart:label-cell-address="'MODOS 3 e 4'.G4:'MODOS 3 e 4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H2:'MODOS 3 e 4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G3:'MODOS 3 e 4'.G3</svg:desc>
                </draw:g>
              </table:table-cell>
              <table:table-cell office:value-type="float" office:value="7373">
                <text:p>7373</text:p>
                <draw:g>
                  <svg:desc>'MODOS 3 e 4'.H3:'MODOS 3 e 4'.K3</svg:desc>
                </draw:g>
              </table:table-cell>
              <table:table-cell office:value-type="float" office:value="5838">
                <text:p>5838</text:p>
              </table:table-cell>
              <table:table-cell office:value-type="float" office:value="5770">
                <text:p>5770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Feminino</text:p>
                <draw:g>
                  <svg:desc>'MODOS 3 e 4'.G4:'MODOS 3 e 4'.G4</svg:desc>
                </draw:g>
              </table:table-cell>
              <table:table-cell office:value-type="float" office:value="11047">
                <text:p>11047</text:p>
                <draw:g>
                  <svg:desc>'MODOS 3 e 4'.H4:'MODOS 3 e 4'.K4</svg:desc>
                </draw:g>
              </table:table-cell>
              <table:table-cell office:value-type="float" office:value="8911">
                <text:p>8911</text:p>
              </table:table-cell>
              <table:table-cell office:value-type="float" office:value="9608">
                <text:p>9608</text:p>
              </table:table-cell>
              <table:table-cell office:value-type="float" office:value="9596">
                <text:p>9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A2:'MODOS 3 e 4 | SIT_FAM'.E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 | SIT_FAM'.B2:'MODOS 3 e 4 | SIT_FAM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:'MODOS 3 e 4 | SIT_FAM'.E3" chart:label-cell-address="'MODOS 3 e 4 | SIT_FAM'.A3:'MODOS 3 e 4 | SIT_FAM'.A3" chart:class="chart:bar">
            <chart:data-point chart:repeated="4"/>
          </chart:series>
          <chart:series chart:style-name="ch8" chart:values-cell-range-address="'MODOS 3 e 4 | SIT_FAM'.B4:'MODOS 3 e 4 | SIT_FAM'.E4" chart:label-cell-address="'MODOS 3 e 4 | SIT_FAM'.A4:'MODOS 3 e 4 | SIT_FAM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2:'MODOS 3 e 4 | SIT_FAM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:'MODOS 3 e 4 | SIT_FAM'.A3</svg:desc>
                </draw:g>
              </table:table-cell>
              <table:table-cell office:value-type="float" office:value="23235">
                <text:p>23235</text:p>
                <draw:g>
                  <svg:desc>'MODOS 3 e 4 | SIT_FAM'.B3:'MODOS 3 e 4 | SIT_FAM'.E3</svg:desc>
                </draw:g>
              </table:table-cell>
              <table:table-cell office:value-type="float" office:value="17981">
                <text:p>17981</text:p>
              </table:table-cell>
              <table:table-cell office:value-type="float" office:value="17738">
                <text:p>17738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4:'MODOS 3 e 4 | SIT_FAM'.A4</svg:desc>
                </draw:g>
              </table:table-cell>
              <table:table-cell office:value-type="float" office:value="768">
                <text:p>768</text:p>
                <draw:g>
                  <svg:desc>'MODOS 3 e 4 | SIT_FAM'.B4:'MODOS 3 e 4 | SIT_FAM'.E4</svg:desc>
                </draw:g>
              </table:table-cell>
              <table:table-cell office:value-type="float" office:value="1168">
                <text:p>1168</text:p>
              </table:table-cell>
              <table:table-cell office:value-type="float" office:value="1646">
                <text:p>1646</text:p>
              </table:table-cell>
              <table:table-cell office:value-type="float" office:value="5628">
                <text:p>56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2:'MODOS 3 e 4 | SIT_FAM'.K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 | SIT_FAM'.H2:'MODOS 3 e 4 | SIT_FAM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:'MODOS 3 e 4 | SIT_FAM'.K3" chart:label-cell-address="'MODOS 3 e 4 | SIT_FAM'.G3:'MODOS 3 e 4 | SIT_FAM'.G3" chart:class="chart:bar">
            <chart:data-point chart:repeated="4"/>
          </chart:series>
          <chart:series chart:style-name="ch8" chart:values-cell-range-address="'MODOS 3 e 4 | SIT_FAM'.H4:'MODOS 3 e 4 | SIT_FAM'.K4" chart:label-cell-address="'MODOS 3 e 4 | SIT_FAM'.G4:'MODOS 3 e 4 | SIT_FAM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2:'MODOS 3 e 4 | SIT_FAM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:'MODOS 3 e 4 | SIT_FAM'.G3</svg:desc>
                </draw:g>
              </table:table-cell>
              <table:table-cell office:value-type="float" office:value="1694">
                <text:p>1694</text:p>
                <draw:g>
                  <svg:desc>'MODOS 3 e 4 | SIT_FAM'.H3:'MODOS 3 e 4 | SIT_FAM'.K3</svg:desc>
                </draw:g>
              </table:table-cell>
              <table:table-cell office:value-type="float" office:value="1039">
                <text:p>1039</text:p>
              </table:table-cell>
              <table:table-cell office:value-type="float" office:value="930">
                <text:p>93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4:'MODOS 3 e 4 | SIT_FAM'.G4</svg:desc>
                </draw:g>
              </table:table-cell>
              <table:table-cell office:value-type="float" office:value="239">
                <text:p>239</text:p>
                <draw:g>
                  <svg:desc>'MODOS 3 e 4 | SIT_FAM'.H4:'MODOS 3 e 4 | SIT_FAM'.K4</svg:desc>
                </draw:g>
              </table:table-cell>
              <table:table-cell office:value-type="float" office:value="227">
                <text:p>227</text:p>
              </table:table-cell>
              <table:table-cell office:value-type="float" office:value="379">
                <text:p>379</text:p>
              </table:table-cell>
              <table:table-cell office:value-type="float" office:value="939">
                <text:p>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225cm" xlink:href=".." xlink:type="simple" chart:class="chart:bar" chart:style-name="ch1">
        <chart:legend chart:legend-position="end" svg:x="10.14cm" svg:y="3.564cm" style:legend-expansion="high" chart:style-name="ch2"/>
        <chart:plot-area chart:style-name="ch3" table:cell-range-address="'MODOS 3 e 4 | SIT_FAM'.A37:'MODOS 3 e 4 | SIT_FAM'.E39" chart:data-source-has-labels="both" svg:x="0.245cm" svg:y="0.164cm" svg:width="9.65cm" svg:height="7.897cm">
          <chartooo:coordinate-region svg:x="1.237cm" svg:y="0.364cm" svg:width="8.658cm" svg:height="7.05cm"/>
          <chart:axis chart:dimension="x" chart:name="primary-x" chart:style-name="ch4" chartooo:axis-type="auto">
            <chartooo:date-scale/>
            <chart:categories table:cell-range-address="'MODOS 3 e 4 | SIT_FAM'.B37:'MODOS 3 e 4 | SIT_FAM'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8:'MODOS 3 e 4 | SIT_FAM'.E38" chart:label-cell-address="'MODOS 3 e 4 | SIT_FAM'.A38:'MODOS 3 e 4 | SIT_FAM'.A38" chart:class="chart:bar">
            <chart:data-point chart:repeated="4"/>
          </chart:series>
          <chart:series chart:style-name="ch8" chart:values-cell-range-address="'MODOS 3 e 4 | SIT_FAM'.B39:'MODOS 3 e 4 | SIT_FAM'.E39" chart:label-cell-address="'MODOS 3 e 4 | SIT_FAM'.A39:'MODOS 3 e 4 | SIT_FAM'.A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37:'MODOS 3 e 4 | SIT_FAM'.E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8:'MODOS 3 e 4 | SIT_FAM'.A38</svg:desc>
                </draw:g>
              </table:table-cell>
              <table:table-cell office:value-type="float" office:value="46">
                <text:p>46</text:p>
                <draw:g>
                  <svg:desc>'MODOS 3 e 4 | SIT_FAM'.B38:'MODOS 3 e 4 | SIT_FAM'.E3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14">
                <text:p>21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39:'MODOS 3 e 4 | SIT_FAM'.A39</svg:desc>
                </draw:g>
              </table:table-cell>
              <table:table-cell office:value-type="float" office:value="6472">
                <text:p>6472</text:p>
                <draw:g>
                  <svg:desc>'MODOS 3 e 4 | SIT_FAM'.B39:'MODOS 3 e 4 | SIT_FAM'.E39</svg:desc>
                </draw:g>
              </table:table-cell>
              <table:table-cell office:value-type="float" office:value="5754">
                <text:p>5754</text:p>
              </table:table-cell>
              <table:table-cell office:value-type="float" office:value="6969">
                <text:p>6969</text:p>
              </table:table-cell>
              <table:table-cell office:value-type="float" office:value="7771">
                <text:p>77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37:'MODOS 3 e 4 | SIT_FAM'.K39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37:'MODOS 3 e 4 | SIT_FAM'.K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8:'MODOS 3 e 4 | SIT_FAM'.K38" chart:label-cell-address="'MODOS 3 e 4 | SIT_FAM'.G38:'MODOS 3 e 4 | SIT_FAM'.G38" chart:class="chart:bar">
            <chart:data-point chart:repeated="4"/>
          </chart:series>
          <chart:series chart:style-name="ch8" chart:values-cell-range-address="'MODOS 3 e 4 | SIT_FAM'.H39:'MODOS 3 e 4 | SIT_FAM'.K39" chart:label-cell-address="'MODOS 3 e 4 | SIT_FAM'.G39:'MODOS 3 e 4 | SIT_FAM'.G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37:'MODOS 3 e 4 | SIT_FAM'.K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8:'MODOS 3 e 4 | SIT_FAM'.G38</svg:desc>
                </draw:g>
              </table:table-cell>
              <table:table-cell office:value-type="float" office:value="23">
                <text:p>23</text:p>
                <draw:g>
                  <svg:desc>'MODOS 3 e 4 | SIT_FAM'.H38:'MODOS 3 e 4 | SIT_FAM'.K3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39:'MODOS 3 e 4 | SIT_FAM'.G39</svg:desc>
                </draw:g>
              </table:table-cell>
              <table:table-cell office:value-type="float" office:value="4081">
                <text:p>4081</text:p>
                <draw:g>
                  <svg:desc>'MODOS 3 e 4 | SIT_FAM'.H39:'MODOS 3 e 4 | SIT_FAM'.K39</svg:desc>
                </draw:g>
              </table:table-cell>
              <table:table-cell office:value-type="float" office:value="3392">
                <text:p>3392</text:p>
              </table:table-cell>
              <table:table-cell office:value-type="float" office:value="3592">
                <text:p>3592</text:p>
              </table:table-cell>
              <table:table-cell office:value-type="float" office:value="3761">
                <text:p>37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A72:'MODOS 3 e 4 | SIT_FAM'.E74" chart:data-source-has-labels="both" svg:x="0.245cm" svg:y="0.161cm" svg:width="9.65cm" svg:height="7.77cm">
          <chartooo:coordinate-region svg:x="1.237cm" svg:y="0.36cm" svg:width="8.658cm" svg:height="6.924cm"/>
          <chart:axis chart:dimension="x" chart:name="primary-x" chart:style-name="ch4" chartooo:axis-type="auto">
            <chartooo:date-scale/>
            <chart:categories table:cell-range-address="'MODOS 3 e 4 | SIT_FAM'.B72:'MODOS 3 e 4 | SIT_FAM'.E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73:'MODOS 3 e 4 | SIT_FAM'.E73" chart:label-cell-address="'MODOS 3 e 4 | SIT_FAM'.A73:'MODOS 3 e 4 | SIT_FAM'.A73" chart:class="chart:bar">
            <chart:data-point chart:repeated="4"/>
          </chart:series>
          <chart:series chart:style-name="ch8" chart:values-cell-range-address="'MODOS 3 e 4 | SIT_FAM'.B74:'MODOS 3 e 4 | SIT_FAM'.E74" chart:label-cell-address="'MODOS 3 e 4 | SIT_FAM'.A74:'MODOS 3 e 4 | SIT_FAM'.A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72:'MODOS 3 e 4 | SIT_FAM'.E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73:'MODOS 3 e 4 | SIT_FAM'.A73</svg:desc>
                </draw:g>
              </table:table-cell>
              <table:table-cell office:value-type="float" office:value="7058">
                <text:p>7058</text:p>
                <draw:g>
                  <svg:desc>'MODOS 3 e 4 | SIT_FAM'.B73:'MODOS 3 e 4 | SIT_FAM'.E73</svg:desc>
                </draw:g>
              </table:table-cell>
              <table:table-cell office:value-type="float" office:value="3953">
                <text:p>3953</text:p>
              </table:table-cell>
              <table:table-cell office:value-type="float" office:value="4809">
                <text:p>4809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74:'MODOS 3 e 4 | SIT_FAM'.A74</svg:desc>
                </draw:g>
              </table:table-cell>
              <table:table-cell office:value-type="float" office:value="2458">
                <text:p>2458</text:p>
                <draw:g>
                  <svg:desc>'MODOS 3 e 4 | SIT_FAM'.B74:'MODOS 3 e 4 | SIT_FAM'.E74</svg:desc>
                </draw:g>
              </table:table-cell>
              <table:table-cell office:value-type="float" office:value="2060">
                <text:p>2060</text:p>
              </table:table-cell>
              <table:table-cell office:value-type="float" office:value="3143">
                <text:p>3143</text:p>
              </table:table-cell>
              <table:table-cell office:value-type="float" office:value="3892">
                <text:p>3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72:'MODOS 3 e 4 | SIT_FAM'.K74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72:'MODOS 3 e 4 | SIT_FAM'.K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73:'MODOS 3 e 4 | SIT_FAM'.K73" chart:label-cell-address="'MODOS 3 e 4 | SIT_FAM'.G73:'MODOS 3 e 4 | SIT_FAM'.G73" chart:class="chart:bar">
            <chart:data-point chart:repeated="4"/>
          </chart:series>
          <chart:series chart:style-name="ch8" chart:values-cell-range-address="'MODOS 3 e 4 | SIT_FAM'.H74:'MODOS 3 e 4 | SIT_FAM'.K74" chart:label-cell-address="'MODOS 3 e 4 | SIT_FAM'.G74:'MODOS 3 e 4 | SIT_FAM'.G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72:'MODOS 3 e 4 | SIT_FAM'.K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73:'MODOS 3 e 4 | SIT_FAM'.G73</svg:desc>
                </draw:g>
              </table:table-cell>
              <table:table-cell office:value-type="float" office:value="5613">
                <text:p>5613</text:p>
                <draw:g>
                  <svg:desc>'MODOS 3 e 4 | SIT_FAM'.H73:'MODOS 3 e 4 | SIT_FAM'.K73</svg:desc>
                </draw:g>
              </table:table-cell>
              <table:table-cell office:value-type="float" office:value="4767">
                <text:p>4767</text:p>
              </table:table-cell>
              <table:table-cell office:value-type="float" office:value="4780">
                <text:p>4780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74:'MODOS 3 e 4 | SIT_FAM'.G74</svg:desc>
                </draw:g>
              </table:table-cell>
              <table:table-cell office:value-type="float" office:value="6553">
                <text:p>6553</text:p>
                <draw:g>
                  <svg:desc>'MODOS 3 e 4 | SIT_FAM'.H74:'MODOS 3 e 4 | SIT_FAM'.K74</svg:desc>
                </draw:g>
              </table:table-cell>
              <table:table-cell office:value-type="float" office:value="5243">
                <text:p>5243</text:p>
              </table:table-cell>
              <table:table-cell office:value-type="float" office:value="5632">
                <text:p>5632</text:p>
              </table:table-cell>
              <table:table-cell office:value-type="float" office:value="4854">
                <text:p>48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